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AwareTests.applyToWhenHasImportAwareConfigurationRegistersBeanPostProcessorWithMap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SourceTests.applyToWhenHasPropertySourcesInvokesPropertySourceProcessor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AwareCallbackBean.setImportMetadata( AnnotationMetadata impor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applyToWhenHasImportAwareConfigurationRegistersBeanPostProcessorBeforeRegularBean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urationClassProxyTests.getRegisteredBean( Class &lt; ? &gt;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Tests.applyToWhenHasPropertySourceInvokePropertySourc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ImportAwareBeanPostProcessor.setImportMetadata( AnnotationMetadata impor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applyToWhenHasImportAwareConfigurationRegisters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ImportAwareBeanPostProcesso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compile( BiConsumer &lt; Consumer &lt; DefaultListableBeanFactory &gt;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ImportAwareBeanPostProcessor.postProcessBefore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ImportAwareBeanPostProcess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Tests.compile( BiConsumer &lt; Consumer &lt; GenericApplicationContext &gt;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ClassProxyTests.processAheadOfTimeFull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ClassProxyTests.processAheadOfTimeRegular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ClassPostProcessorAotContributionTests.assertPostProcessorEntry( BeanPostProcessor postProcessor , Class &lt; ? &gt; key , Class &lt; ?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AwareCallbackBean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Tests.applyToWhenHasPropertySourceWithDetailsRetainsTh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AwareTests.processAheadOfTimeWhenNoImportAwareConfiguration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Tests.applyToWhenHasImportAwareConfigurationRegistersBeanPostProcessorAfterApplicationContextAwar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figurationClassPostProcessorAotContributionTests.getContribution( Class &lt; ? &gt; ...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